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adornments="Standard" style:font-family-generic="modern" style:font-pitch="variable"/>
    <style:font-face style:name="Liberation Mono1" svg:font-family="'Liberation Mono'" style:font-adornments="Standar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Standard" style:font-family-generic="swiss" style:font-pitch="variable"/>
    <style:font-face style:name="Liberation Serif1" svg:font-family="'Liberation Serif'" style:font-adornments="Standard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Standar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gradient" draw:fill-color="#ffffff" draw:fill-gradient-name="Gradient_20_5" loext:fill-use-slide-background="false" draw:textarea-vertical-align="top" draw:auto-grow-height="false" fo:min-height="12.865cm" fo:min-width="3.7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color="#000000" draw:fill-color="#069a2e" draw:textarea-vertical-align="middle" draw:auto-grow-height="false" fo:min-height="0.575cm" fo:min-width="2.09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-color="#ffffff" draw:textarea-vertical-align="middle" draw:auto-grow-height="false" fo:min-height="3.781cm" fo:min-width="6.573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vertical-align="top" draw:auto-grow-height="false" fo:min-height="3.398cm" fo:min-width="6.76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vertical-align="top" draw:auto-grow-height="false" fo:min-height="2.424cm" fo:min-width="6.76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-color="#ffffff" draw:textarea-vertical-align="middle" draw:auto-grow-height="false" fo:min-height="1.928cm" fo:min-width="6.57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-color="#ffffff" draw:textarea-vertical-align="top" draw:auto-grow-height="false" fo:min-height="2.333cm" fo:min-width="27.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-color="#ffffff" draw:textarea-vertical-align="middle" draw:auto-grow-height="false" fo:min-height="2.42cm" fo:min-width="6.573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vertical-align="top" draw:auto-grow-height="false" fo:min-height="2.761cm" fo:min-width="3.921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28cm" draw:marker-start-width="0.242cm" draw:marker-end="Linienspitzen_20_1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draw:marker-start="Linienspitzen_20_1" draw:marker-start-width="0.242cm" draw:marker-end="Linienspitzen_20_1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draw:marker-start="Linienspitzen_20_1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ffffff" loext:fill-use-slide-background="false" draw:textarea-vertical-align="top" draw:auto-grow-height="false" fo:min-height="11.568cm" fo:min-width="6.573cm" fo:padding-top="0.151cm" fo:padding-bottom="0.151cm" fo:padding-left="0.276cm" fo:padding-right="0.27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gradient" draw:fill-color="#ffffff" draw:fill-gradient-name="Gradient_20_5"/>
      <style:paragraph-properties fo:text-align="center"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" style:family="paragraph">
      <loext:graphic-properties draw:fill-color="#069a2e"/>
      <style:paragraph-properties fo:text-align="center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8" style:family="paragraph">
      <style:paragraph-properties fo:line-height="115%" fo:text-align="start" style:writing-mode="lr-tb"/>
      <style:text-properties fo:font-size="1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Liberation Mono2" fo:font-size="12pt" fo:font-weight="bold" style:font-weight-asian="bold" style:font-weight-complex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Liberation Mono2" fo:font-size="12pt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style:font-name="Liberation Sans2" fo:font-size="12pt" fo:font-weight="bold" style:font-weight-asian="bold" style:font-weight-complex="bold"/>
    </style:style>
    <style:style style:name="P13" style:family="paragraph">
      <style:paragraph-properties fo:text-align="start" style:writing-mode="lr-tb"/>
      <style:text-properties style:font-name="Liberation Sans2" fo:font-size="12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iberation Sans2" fo:font-size="12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erif3" fo:font-size="12pt" fo:text-shadow="none" style:text-underline-style="none" style:letter-kerning="true" style:font-name-asian="Segoe UI1" style:font-name-complex="Tahoma2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Mono2" fo:font-size="12pt" fo:text-shadow="none" style:text-underline-style="none" fo:font-weight="bold" style:letter-kerning="true" style:font-name-asian="Segoe UI1" style:font-weight-asian="bold" style:font-name-complex="Tahoma2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Mono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5.384cm" svg:y1="2.583cm" svg:x2="25.384cm" svg:y2="15.75cm">
          <text:p/>
        </draw:line>
        <draw:line draw:style-name="gr1" draw:text-style-name="P1" draw:layer="layout" svg:x1="17.921cm" svg:y1="2.584cm" svg:x2="17.921cm" svg:y2="15.751cm">
          <text:p/>
        </draw:line>
        <draw:custom-shape draw:style-name="gr2" draw:text-style-name="P3" draw:layer="layout" svg:width="4.3cm" svg:height="13.167cm" svg:x="0cm" svg:y="2.583cm">
          <text:p text:style-name="P2"><text:span text:style-name="T1">Intranet Intranet</text:span></text:p>
          <text:p text:style-name="P2"><text:span text:style-name="T1">Local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94cm" svg:height="0.825cm" svg:x="1.163cm" svg:y="5.983cm">
          <text:p text:style-name="P4"><text:span text:style-name="T2">index.p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94cm" svg:height="0.825cm" svg:x="1.163cm" svg:y="12.834cm">
          <text:p text:style-name="P4"><text:span text:style-name="T2">job.p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594cm" svg:height="0.825cm" svg:x="1.163cm" svg:y="8.834cm">
          <text:p text:style-name="P4"><text:span text:style-name="T2">js.p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7.073cm" svg:height="4.031cm" svg:x="5.357cm" svg:y="4.65cm">
          <text:p text:style-name="P6">method run(){</text:p>
          <text:p text:style-name="P6"><text:span text:style-name="T3"><text:s text:c="4"/>…</text:span><text:span text:style-name="T3"><text:line-break/></text:span><text:span text:style-name="T3"> <text:s text:c="3"/></text:span><text:span text:style-name="T3">call adHtmlPageHeader($arr)</text:span><text:span text:style-name="T3"><text:line-break/></text:span><text:span text:style-name="T3"> <text:s text:c="3"/>call adHtmlPageHeader($arr)</text:span><text:span text:style-name="T3"><text:line-break/></text:span><text:span text:style-name="T3"> <text:s text:c="3"/>call app specific method run($arr);</text:span><text:span text:style-name="T3"><text:line-break/></text:span><text:span text:style-name="T3"> <text:s text:c="3"/>call finalizePage($arr);</text:span><text:span text:style-name="T3"><text:line-break/></text:span><text:span text:style-name="T3"> <text:s text:c="3"/></text:span>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7.263cm" svg:height="3.648cm" svg:x="14.452cm" svg:y="2.718cm">
          <text:p text:style-name="P2"><text:span text:style-name="T1">Backbone.php</text:span></text:p>
          <text:p text:style-name="P2"><text:span text:style-name="T1"/></text:p>
          <text:list text:style-name="L2">
            <text:list-item>
              <text:p text:style-name="P8"><text:span text:style-name="T4">method addHtmlPageHeader($arr)</text:span></text:p>
            </text:list-item>
            <text:list-item>
              <text:p text:style-name="P8"><text:span text:style-name="T4">method addHtmlPageBody($arr);</text:span></text:p>
            </text:list-item>
            <text:list-item>
              <text:p text:style-name="P8"><text:span text:style-name="T4">...</text:span></text:p>
            </text:list-item>
            <text:list-item>
              <text:p text:style-name="P8"><text:span text:style-name="T4">method finalizePage($arr);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7.263cm" svg:height="2.674cm" svg:x="14.452cm" svg:y="7.778cm">
          <text:p text:style-name="P2"><text:span text:style-name="T1">Container.php</text:span></text:p>
          <text:list text:style-name="L3">
            <text:list-header>
              <text:p text:style-name="P2"><text:span text:style-name="T1"/></text:p>
            </text:list-header>
          </text:list>
          <text:list text:style-name="L4">
            <text:list-item>
              <text:p text:style-name="P8"><text:span text:style-name="T4">method jsCall($arr)</text:span></text:p>
            </text:list-item>
            <text:list-item>
              <text:p text:style-name="P8"><text:span text:style-name="T4">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7.073cm" svg:height="2.178cm" svg:x="5.357cm" svg:y="12.209cm">
          <text:p text:style-name="P6">method runJob(){</text:p>
          <text:p text:style-name="P6"><text:s text:c="4"/>call app specific job($arr);<text:line-break/> <text:s text:c="3"/>return self::arr; </text:p>
          <text:p text:style-name="P6">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8cm" svg:height="2.583cm" svg:x="0cm" svg:y="0cm">
          <text:p text:style-name="P10"><text:span text:style-name="T5">src\www\</text:span><text:span text:style-name="T5"><text:tab/></text:span><text:span text:style-name="T5"><text:tab/></text:span><text:span text:style-name="T5"><text:tab/></text:span><text:span text:style-name="T5"><text:tab/></text:span><text:span text:style-name="T5">src\php\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rc\php\Foundation\</text:span><text:span text:style-name="T5"><text:tab/></text:span><text:span text:style-name="T5"><text:tab/></text:span><text:span text:style-name="T5"><text:tab/></text:span><text:span text:style-name="T6">src\php\Components\ </text:span></text:p>
          <text:p text:style-name="P10"><text:span text:style-name="T6">src\php\AdminApps\ <text:s/></text:span></text:p>
          <text:p text:style-name="P10"><text:span text:style-name="T6">src\php\DataApps\ <text:s text:c="2"/></text:span></text:p>
          <text:p text:style-name="P10"><text:span text:style-name="T6">src\php\GenericApps\</text:span><text:span text:style-name="T6"><text:line-break/></text:span><text:span text:style-name="T6">… <text:s text:c="8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073cm" svg:height="2.67cm" svg:x="5.357cm" svg:y="8.395cm">
          <text:p text:style-name="P6"><text:s text:c="4"/>call jsCall($arr)</text:p>
          <text:p text:style-name="P6"><text:s text:c="4"/>…</text:p>
          <text:p text:style-name="P6"><text:s text:c="4"/>return self::arr; </text:p>
          <text:p text:style-name="P6">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421cm" svg:height="3.011cm" svg:x="23.273cm" svg:y="11.113cm">
          <text:p text:style-name="P2"><text:span text:style-name="T1">Calendar.php</text:span></text:p>
          <text:list text:style-name="L3">
            <text:list-item>
              <text:p text:style-name="P2"><text:span text:style-name="T1"/></text:p>
            </text:list-item>
          </text:list>
          <text:list text:style-name="L4">
            <text:list-item>
              <text:p text:style-name="P8"><text:span text:style-name="T4">method run($arr)</text:span></text:p>
            </text:list-item>
            <text:list-item>
              <text:p text:style-name="P8"><text:span text:style-name="T4">method job($vars)</text:span></text:p>
            </text:list-item>
            <text:list-item>
              <text:p text:style-name="P8"><text:span text:style-name="T4">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.757cm" svg:y1="6.298cm" svg:x2="5.357cm" svg:y2="6.298cm">
          <text:p/>
        </draw:line>
        <draw:line draw:style-name="gr11" draw:text-style-name="P1" draw:layer="layout" svg:x1="3.757cm" svg:y1="9.064cm" svg:x2="5.357cm" svg:y2="9.064cm">
          <text:p/>
        </draw:line>
        <draw:line draw:style-name="gr11" draw:text-style-name="P1" draw:layer="layout" svg:x1="3.75cm" svg:y1="13.047cm" svg:x2="5.35cm" svg:y2="13.047cm">
          <text:p/>
        </draw:line>
        <draw:line draw:style-name="gr12" draw:text-style-name="P1" draw:layer="layout" svg:x1="12.43cm" svg:y1="13.109cm" svg:x2="23.273cm" svg:y2="13.109cm">
          <text:p/>
        </draw:line>
        <draw:line draw:style-name="gr13" draw:text-style-name="P1" draw:layer="layout" svg:x1="12.424cm" svg:y1="7.198cm" svg:x2="22.139cm" svg:y2="7.198cm">
          <text:p/>
        </draw:line>
        <draw:line draw:style-name="gr14" draw:text-style-name="P1" draw:layer="layout" svg:x1="22.139cm" svg:y1="7.198cm" svg:x2="22.139cm" svg:y2="12.547cm">
          <text:p/>
        </draw:line>
        <draw:line draw:style-name="gr11" draw:text-style-name="P1" draw:layer="layout" svg:x1="22.139cm" svg:y1="12.509cm" svg:x2="23.273cm" svg:y2="12.509cm">
          <text:p/>
        </draw:line>
        <draw:line draw:style-name="gr12" draw:text-style-name="P1" draw:layer="layout" svg:x1="12.43cm" svg:y1="9.164cm" svg:x2="14.452cm" svg:y2="9.164cm">
          <text:p/>
        </draw:line>
        <draw:line draw:style-name="gr12" draw:text-style-name="P1" draw:layer="layout" svg:x1="12.43cm" svg:y1="5.485cm" svg:x2="14.452cm" svg:y2="5.485cm">
          <text:p/>
        </draw:line>
        <draw:line draw:style-name="gr13" draw:text-style-name="P1" draw:layer="layout" svg:x1="3.75cm" svg:y1="6.598cm" svg:x2="5.35cm" svg:y2="6.598cm">
          <text:p/>
        </draw:line>
        <draw:line draw:style-name="gr13" draw:text-style-name="P1" draw:layer="layout" svg:x1="3.757cm" svg:y1="9.459cm" svg:x2="5.357cm" svg:y2="9.459cm">
          <text:p/>
        </draw:line>
        <draw:line draw:style-name="gr13" draw:text-style-name="P1" draw:layer="layout" svg:x1="3.757cm" svg:y1="13.459cm" svg:x2="5.357cm" svg:y2="13.459cm">
          <text:p/>
        </draw:line>
        <draw:custom-shape draw:style-name="gr15" draw:text-style-name="P14" draw:layer="layout" svg:width="7.073cm" svg:height="11.818cm" svg:x="5.357cm" svg:y="2.718cm">
          <text:p text:style-name="P12"><text:span text:style-name="T1">Root.php</text:span></text:p>
          <text:p text:style-name="P12"><text:span text:style-name="T1"/></text:p>
          <text:p text:style-name="P13"><text:span text:style-name="T4">private $arr=array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adornments="Standard" style:font-family-generic="modern" style:font-pitch="variable"/>
    <style:font-face style:name="Liberation Mono1" svg:font-family="'Liberation Mono'" style:font-adornments="Standard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Standard" style:font-family-generic="swiss" style:font-pitch="variable"/>
    <style:font-face style:name="Liberation Serif1" svg:font-family="'Liberation Serif'" style:font-adornments="Standard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Standard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5" draw:display-name="Gradient 5" draw:style="linear" draw:start-color="#808080" draw:end-color="#ffffff" draw:start-intensity="100%" draw:end-intensity="100%" draw:angle="90deg" draw:border="0%"/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3" fo:font-family="'Liberation Serif'" style:font-style-name="Standard" style:font-family-generic="roman" style:font-pitch="variable" fo:font-size="12pt" fo:text-shadow="none" style:text-underline-style="none" style:letter-kerning="true" style:font-name-asian="Segoe UI1" style:font-family-asian="'Segoe UI'" style:font-style-name-asian="Standard" style:font-family-generic-asian="swiss" style:font-pitch-asian="variable" style:font-name-complex="Tahoma2" style:font-family-complex="Tahoma" style:font-style-name-complex="Standard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2T17:01:56.605000000</meta:creation-date>
    <dc:date>2023-04-02T18:13:33.475000000</dc:date>
    <meta:editing-duration>PT1H1M26S</meta:editing-duration>
    <meta:editing-cycles>4</meta:editing-cycles>
    <meta:generator>LibreOffice/7.4.4.2$Windows_X86_64 LibreOffice_project/85569322deea74ec9134968a29af2df5663baa21</meta:generator>
    <meta:document-statistic meta:object-count="49"/>
  </office:meta>
</office:document-meta>
</file>